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ce2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ce2" office:value-type="float" office:value="10000" calcext:value-type="float" table:number-columns-spanned="2" table:number-rows-spanned="1">
            <text:p>10000</text:p>
          </table:table-cell>
          <table:covered-table-cell/>
          <table:table-cell table:style-name="ce2" office:value-type="float" office:value="100000" calcext:value-type="float" table:number-columns-spanned="2" table:number-rows-spanned="1">
            <text:p>10000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Nº instruçõe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º instruçõe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º instruções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500500" calcext:value-type="float">
            <text:p>500500</text:p>
          </table:table-cell>
          <table:table-cell office:value-type="string" calcext:value-type="string">
            <text:p>0.002000</text:p>
          </table:table-cell>
          <table:table-cell office:value-type="float" office:value="50005000" calcext:value-type="float">
            <text:p>50005000</text:p>
          </table:table-cell>
          <table:table-cell office:value-type="string" calcext:value-type="string">
            <text:p>0.446000</text:p>
          </table:table-cell>
          <table:table-cell office:value-type="float" office:value="705082704" calcext:value-type="float">
            <text:p>705082704</text:p>
          </table:table-cell>
          <table:table-cell office:value-type="string" calcext:value-type="string">
            <text:p>30.868000</text:p>
          </table:table-cell>
        </table:table-row>
        <table:table-row table:style-name="ro1">
          <table:table-cell office:value-type="string" calcext:value-type="string">
            <text:p>Bubble Sort c/ otimizações</text:p>
          </table:table-cell>
          <table:table-cell office:value-type="float" office:value="500200" calcext:value-type="float">
            <text:p>500200</text:p>
          </table:table-cell>
          <table:table-cell office:value-type="string" calcext:value-type="string">
            <text:p>0.003000</text:p>
          </table:table-cell>
          <table:table-cell office:value-type="float" office:value="49991139" calcext:value-type="float">
            <text:p>49991139</text:p>
          </table:table-cell>
          <table:table-cell office:value-type="string" calcext:value-type="string">
            <text:p>0.277000</text:p>
          </table:table-cell>
          <table:table-cell office:value-type="float" office:value="705009551" calcext:value-type="float">
            <text:p>705009551</text:p>
          </table:table-cell>
          <table:table-cell office:value-type="string" calcext:value-type="string">
            <text:p>31.515000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45788" calcext:value-type="float">
            <text:p>245788</text:p>
          </table:table-cell>
          <table:table-cell office:value-type="string" calcext:value-type="string">
            <text:p>0.001000</text:p>
          </table:table-cell>
          <table:table-cell office:value-type="float" office:value="24707002" calcext:value-type="float">
            <text:p>24707002</text:p>
          </table:table-cell>
          <table:table-cell office:value-type="string" calcext:value-type="string">
            <text:p>0.062000</text:p>
          </table:table-cell>
          <table:table-cell office:value-type="float" office:value="-1788314584" calcext:value-type="float">
            <text:p>-1788314584</text:p>
          </table:table-cell>
          <table:table-cell office:value-type="string" calcext:value-type="string">
            <text:p>5.968000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499500" calcext:value-type="float">
            <text:p>499500</text:p>
          </table:table-cell>
          <table:table-cell office:value-type="string" calcext:value-type="string">
            <text:p>0.002000</text:p>
          </table:table-cell>
          <table:table-cell office:value-type="float" office:value="49995000" calcext:value-type="float">
            <text:p>49995000</text:p>
          </table:table-cell>
          <table:table-cell office:value-type="string" calcext:value-type="string">
            <text:p>0.129000</text:p>
          </table:table-cell>
          <table:table-cell office:value-type="float" office:value="704982704" calcext:value-type="float">
            <text:p>704982704</text:p>
          </table:table-cell>
          <table:table-cell office:value-type="string" calcext:value-type="string">
            <text:p>12.505000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000000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00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9567" calcext:value-type="float">
            <text:p>9567</text:p>
          </table:table-cell>
          <table:table-cell office:value-type="string" calcext:value-type="string">
            <text:p>0.000000</text:p>
          </table:table-cell>
          <table:table-cell office:value-type="float" office:value="129090" calcext:value-type="float">
            <text:p>129090</text:p>
          </table:table-cell>
          <table:table-cell office:value-type="string" calcext:value-type="string">
            <text:p>0.004000</text:p>
          </table:table-cell>
          <table:table-cell office:value-type="float" office:value="1624356" calcext:value-type="float">
            <text:p>1624356</text:p>
          </table:table-cell>
          <table:table-cell office:value-type="string" calcext:value-type="string">
            <text:p>0.031000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2841" calcext:value-type="float">
            <text:p>12841</text:p>
          </table:table-cell>
          <table:table-cell office:value-type="string" calcext:value-type="string">
            <text:p>0.000000</text:p>
          </table:table-cell>
          <table:table-cell office:value-type="float" office:value="269634" calcext:value-type="float">
            <text:p>269634</text:p>
          </table:table-cell>
          <table:table-cell office:value-type="string" calcext:value-type="string">
            <text:p>0.002000</text:p>
          </table:table-cell>
          <table:table-cell office:value-type="float" office:value="2229949" calcext:value-type="float">
            <text:p>2229949</text:p>
          </table:table-cell>
          <table:table-cell office:value-type="string" calcext:value-type="string">
            <text:p>0.015000</text:p>
          </table:table-cell>
        </table:table-row>
        <table:table-row table:style-name="ro1">
          <table:table-cell office:value-type="string" calcext:value-type="string">
            <text:p>Busca Binári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sca do Vetor Máximo</text:p>
          </table:table-cell>
          <table:table-cell office:value-type="float" office:value="501501" calcext:value-type="float">
            <text:p>501501</text:p>
          </table:table-cell>
          <table:table-cell office:value-type="string" calcext:value-type="string">
            <text:p>0.001000</text:p>
          </table:table-cell>
          <table:table-cell office:value-type="float" office:value="50015001" calcext:value-type="float">
            <text:p>50015001</text:p>
          </table:table-cell>
          <table:table-cell office:value-type="string" calcext:value-type="string">
            <text:p>0.150000</text:p>
          </table:table-cell>
          <table:table-cell office:value-type="float" office:value="705182705" calcext:value-type="float">
            <text:p>705182705</text:p>
          </table:table-cell>
          <table:table-cell office:value-type="string" calcext:value-type="string">
            <text:p>13.97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48:23.186000000</meta:creation-date>
    <dc:date>2018-12-01T22:31:00.341000000</dc:date>
    <meta:editing-duration>PT11M51S</meta:editing-duration>
    <meta:editing-cycles>5</meta:editing-cycles>
    <meta:generator>LibreOffice/5.4.3.2$Windows_X86_64 LibreOffice_project/92a7159f7e4af62137622921e809f8546db437e5</meta:generator>
    <meta:document-statistic meta:table-count="1" meta:cell-count="70" meta:object-count="0"/>
  </office:meta>
</office:document-meta>
</file>